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          </text:p>
          </table:table-cell>
          <table:table-cell table:formula="of:=&quot;[[&quot;&quot;&quot;&amp;MID([.A1];1;1)&amp;&quot;&quot;&quot;,&quot;&quot;&quot;&amp;MID([.A1];2;1)&amp;&quot;&quot;&quot;,&quot;&quot;&quot;&amp;MID([.A1];3;1)&amp;&quot;&quot;&quot;,&quot;&quot;&quot;&amp;MID([.A1];4;1)&amp;&quot;&quot;&quot;,&quot;&quot;&quot;&amp;MID([.A1];5;1)&amp;&quot;&quot;&quot;,&quot;&quot;&quot;&amp;MID([.A1];6;1)&amp;&quot;&quot;&quot;,&quot;&quot;&quot;&amp;MID([.A1];7;1)&amp;&quot;&quot;&quot;,&quot;&quot;&quot;&amp;MID([.A1];8;1)&amp;&quot;&quot;&quot;,&quot;&quot;&quot;&amp;MID([.A1];9;1)&amp;&quot;&quot;&quot;,&quot;&quot;&quot;&amp;MID([.A1];10;1)&amp;&quot;&quot;&quot;],&quot;" office:value-type="string" office:string-value="[[&quot; &quot;,&quot; &quot;,&quot; &quot;,&quot; &quot;,&quot; &quot;,&quot; &quot;,&quot; &quot;,&quot; &quot;,&quot; &quot;,&quot; &quot;]," calcext:value-type="string">
            <text:p>[[" "," "," "," "," "," "," "," "," "," "],</text:p>
          </table:table-cell>
          <table:table-cell table:number-columns-repeated="2"/>
          <table:table-cell table:formula="of:=LEN([.A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╔════════╗</text:p>
          </table:table-cell>
          <table:table-cell table:formula="of:=&quot;[&quot;&quot;&quot;&amp;MID([.A2];1;1)&amp;&quot;&quot;&quot;,&quot;&quot;&quot;&amp;MID([.A2];2;1)&amp;&quot;&quot;&quot;,&quot;&quot;&quot;&amp;MID([.A2];3;1)&amp;&quot;&quot;&quot;,&quot;&quot;&quot;&amp;MID([.A2];4;1)&amp;&quot;&quot;&quot;,&quot;&quot;&quot;&amp;MID([.A2];5;1)&amp;&quot;&quot;&quot;,&quot;&quot;&quot;&amp;MID([.A2];6;1)&amp;&quot;&quot;&quot;,&quot;&quot;&quot;&amp;MID([.A2];7;1)&amp;&quot;&quot;&quot;,&quot;&quot;&quot;&amp;MID([.A2];8;1)&amp;&quot;&quot;&quot;,&quot;&quot;&quot;&amp;MID([.A2];9;1)&amp;&quot;&quot;&quot;,&quot;&quot;&quot;&amp;MID([.A2];10;1)&amp;&quot;&quot;&quot;],&quot;" office:value-type="string" office:string-value="[&quot;╔&quot;,&quot;═&quot;,&quot;═&quot;,&quot;═&quot;,&quot;═&quot;,&quot;═&quot;,&quot;═&quot;,&quot;═&quot;,&quot;═&quot;,&quot;╗&quot;]," calcext:value-type="string">
            <text:p>["╔","═","═","═","═","═","═","═","═","╗"],</text:p>
          </table:table-cell>
          <table:table-cell table:number-columns-repeated="2"/>
          <table:table-cell table:formula="of:=LEN([.A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···░░···║</text:p>
          </table:table-cell>
          <table:table-cell table:formula="of:=&quot;[&quot;&quot;&quot;&amp;MID([.A3];1;1)&amp;&quot;&quot;&quot;,&quot;&quot;&quot;&amp;MID([.A3];2;1)&amp;&quot;&quot;&quot;,&quot;&quot;&quot;&amp;MID([.A3];3;1)&amp;&quot;&quot;&quot;,&quot;&quot;&quot;&amp;MID([.A3];4;1)&amp;&quot;&quot;&quot;,&quot;&quot;&quot;&amp;MID([.A3];5;1)&amp;&quot;&quot;&quot;,&quot;&quot;&quot;&amp;MID([.A3];6;1)&amp;&quot;&quot;&quot;,&quot;&quot;&quot;&amp;MID([.A3];7;1)&amp;&quot;&quot;&quot;,&quot;&quot;&quot;&amp;MID([.A3];8;1)&amp;&quot;&quot;&quot;,&quot;&quot;&quot;&amp;MID([.A3];9;1)&amp;&quot;&quot;&quot;,&quot;&quot;&quot;&amp;MID([.A3];10;1)&amp;&quot;&quot;&quot;],&quot;" office:value-type="string" office:string-value="[&quot;║&quot;,&quot;·&quot;,&quot;·&quot;,&quot;·&quot;,&quot;░&quot;,&quot;░&quot;,&quot;·&quot;,&quot;·&quot;,&quot;·&quot;,&quot;║&quot;]," calcext:value-type="string">
            <text:p>["║","·","·","·","░","░","·","·","·","║"],</text:p>
          </table:table-cell>
          <table:table-cell table:number-columns-repeated="2"/>
          <table:table-cell table:formula="of:=LEN([.A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··■░░■··║</text:p>
          </table:table-cell>
          <table:table-cell table:formula="of:=&quot;[&quot;&quot;&quot;&amp;MID([.A4];1;1)&amp;&quot;&quot;&quot;,&quot;&quot;&quot;&amp;MID([.A4];2;1)&amp;&quot;&quot;&quot;,&quot;&quot;&quot;&amp;MID([.A4];3;1)&amp;&quot;&quot;&quot;,&quot;&quot;&quot;&amp;MID([.A4];4;1)&amp;&quot;&quot;&quot;,&quot;&quot;&quot;&amp;MID([.A4];5;1)&amp;&quot;&quot;&quot;,&quot;&quot;&quot;&amp;MID([.A4];6;1)&amp;&quot;&quot;&quot;,&quot;&quot;&quot;&amp;MID([.A4];7;1)&amp;&quot;&quot;&quot;,&quot;&quot;&quot;&amp;MID([.A4];8;1)&amp;&quot;&quot;&quot;,&quot;&quot;&quot;&amp;MID([.A4];9;1)&amp;&quot;&quot;&quot;,&quot;&quot;&quot;&amp;MID([.A4];10;1)&amp;&quot;&quot;&quot;],&quot;" office:value-type="string" office:string-value="[&quot;║&quot;,&quot;·&quot;,&quot;·&quot;,&quot;■&quot;,&quot;░&quot;,&quot;░&quot;,&quot;■&quot;,&quot;·&quot;,&quot;·&quot;,&quot;║&quot;]," calcext:value-type="string">
            <text:p>["║","·","·","■","░","░","■","·","·","║"],</text:p>
          </table:table-cell>
          <table:table-cell table:number-columns-repeated="2"/>
          <table:table-cell table:formula="of:=LEN([.A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╝·■■░░■■·╚</text:p>
          </table:table-cell>
          <table:table-cell table:formula="of:=&quot;[&quot;&quot;&quot;&amp;MID([.A5];1;1)&amp;&quot;&quot;&quot;,&quot;&quot;&quot;&amp;MID([.A5];2;1)&amp;&quot;&quot;&quot;,&quot;&quot;&quot;&amp;MID([.A5];3;1)&amp;&quot;&quot;&quot;,&quot;&quot;&quot;&amp;MID([.A5];4;1)&amp;&quot;&quot;&quot;,&quot;&quot;&quot;&amp;MID([.A5];5;1)&amp;&quot;&quot;&quot;,&quot;&quot;&quot;&amp;MID([.A5];6;1)&amp;&quot;&quot;&quot;,&quot;&quot;&quot;&amp;MID([.A5];7;1)&amp;&quot;&quot;&quot;,&quot;&quot;&quot;&amp;MID([.A5];8;1)&amp;&quot;&quot;&quot;,&quot;&quot;&quot;&amp;MID([.A5];9;1)&amp;&quot;&quot;&quot;,&quot;&quot;&quot;&amp;MID([.A5];10;1)&amp;&quot;&quot;&quot;],&quot;" office:value-type="string" office:string-value="[&quot;╝&quot;,&quot;·&quot;,&quot;■&quot;,&quot;■&quot;,&quot;░&quot;,&quot;░&quot;,&quot;■&quot;,&quot;■&quot;,&quot;·&quot;,&quot;╚&quot;]," calcext:value-type="string">
            <text:p>["╝","·","■","■","░","░","■","■","·","╚"],</text:p>
          </table:table-cell>
          <table:table-cell table:number-columns-repeated="2"/>
          <table:table-cell table:formula="of:=LEN([.A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░░░░░░░░░░</text:p>
          </table:table-cell>
          <table:table-cell table:formula="of:=&quot;[&quot;&quot;&quot;&amp;MID([.A6];1;1)&amp;&quot;&quot;&quot;,&quot;&quot;&quot;&amp;MID([.A6];2;1)&amp;&quot;&quot;&quot;,&quot;&quot;&quot;&amp;MID([.A6];3;1)&amp;&quot;&quot;&quot;,&quot;&quot;&quot;&amp;MID([.A6];4;1)&amp;&quot;&quot;&quot;,&quot;&quot;&quot;&amp;MID([.A6];5;1)&amp;&quot;&quot;&quot;,&quot;&quot;&quot;&amp;MID([.A6];6;1)&amp;&quot;&quot;&quot;,&quot;&quot;&quot;&amp;MID([.A6];7;1)&amp;&quot;&quot;&quot;,&quot;&quot;&quot;&amp;MID([.A6];8;1)&amp;&quot;&quot;&quot;,&quot;&quot;&quot;&amp;MID([.A6];9;1)&amp;&quot;&quot;&quot;,&quot;&quot;&quot;&amp;MID([.A6];10;1)&amp;&quot;&quot;&quot;],&quot;" office:value-type="string" office:string-value="[&quot;░&quot;,&quot;░&quot;,&quot;░&quot;,&quot;░&quot;,&quot;░&quot;,&quot;░&quot;,&quot;░&quot;,&quot;░&quot;,&quot;░&quot;,&quot;░&quot;]," calcext:value-type="string">
            <text:p>["░","░","░","░","░","░","░","░","░","░"],</text:p>
          </table:table-cell>
          <table:table-cell table:number-columns-repeated="2"/>
          <table:table-cell table:formula="of:=LEN([.A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╗·■■░░■■·╔</text:p>
          </table:table-cell>
          <table:table-cell table:formula="of:=&quot;[&quot;&quot;&quot;&amp;MID([.A7];1;1)&amp;&quot;&quot;&quot;,&quot;&quot;&quot;&amp;MID([.A7];2;1)&amp;&quot;&quot;&quot;,&quot;&quot;&quot;&amp;MID([.A7];3;1)&amp;&quot;&quot;&quot;,&quot;&quot;&quot;&amp;MID([.A7];4;1)&amp;&quot;&quot;&quot;,&quot;&quot;&quot;&amp;MID([.A7];5;1)&amp;&quot;&quot;&quot;,&quot;&quot;&quot;&amp;MID([.A7];6;1)&amp;&quot;&quot;&quot;,&quot;&quot;&quot;&amp;MID([.A7];7;1)&amp;&quot;&quot;&quot;,&quot;&quot;&quot;&amp;MID([.A7];8;1)&amp;&quot;&quot;&quot;,&quot;&quot;&quot;&amp;MID([.A7];9;1)&amp;&quot;&quot;&quot;,&quot;&quot;&quot;&amp;MID([.A7];10;1)&amp;&quot;&quot;&quot;],&quot;" office:value-type="string" office:string-value="[&quot;╗&quot;,&quot;·&quot;,&quot;■&quot;,&quot;■&quot;,&quot;░&quot;,&quot;░&quot;,&quot;■&quot;,&quot;■&quot;,&quot;·&quot;,&quot;╔&quot;]," calcext:value-type="string">
            <text:p>["╗","·","■","■","░","░","■","■","·","╔"],</text:p>
          </table:table-cell>
          <table:table-cell table:number-columns-repeated="2"/>
          <table:table-cell table:formula="of:=LEN([.A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··■░░■··║</text:p>
          </table:table-cell>
          <table:table-cell table:formula="of:=&quot;[&quot;&quot;&quot;&amp;MID([.A8];1;1)&amp;&quot;&quot;&quot;,&quot;&quot;&quot;&amp;MID([.A8];2;1)&amp;&quot;&quot;&quot;,&quot;&quot;&quot;&amp;MID([.A8];3;1)&amp;&quot;&quot;&quot;,&quot;&quot;&quot;&amp;MID([.A8];4;1)&amp;&quot;&quot;&quot;,&quot;&quot;&quot;&amp;MID([.A8];5;1)&amp;&quot;&quot;&quot;,&quot;&quot;&quot;&amp;MID([.A8];6;1)&amp;&quot;&quot;&quot;,&quot;&quot;&quot;&amp;MID([.A8];7;1)&amp;&quot;&quot;&quot;,&quot;&quot;&quot;&amp;MID([.A8];8;1)&amp;&quot;&quot;&quot;,&quot;&quot;&quot;&amp;MID([.A8];9;1)&amp;&quot;&quot;&quot;,&quot;&quot;&quot;&amp;MID([.A8];10;1)&amp;&quot;&quot;&quot;],&quot;" office:value-type="string" office:string-value="[&quot;║&quot;,&quot;·&quot;,&quot;·&quot;,&quot;■&quot;,&quot;░&quot;,&quot;░&quot;,&quot;■&quot;,&quot;·&quot;,&quot;·&quot;,&quot;║&quot;]," calcext:value-type="string">
            <text:p>["║","·","·","■","░","░","■","·","·","║"],</text:p>
          </table:table-cell>
          <table:table-cell table:number-columns-repeated="2"/>
          <table:table-cell table:formula="of:=LEN([.A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║···░░···║</text:p>
          </table:table-cell>
          <table:table-cell table:formula="of:=&quot;[&quot;&quot;&quot;&amp;MID([.A9];1;1)&amp;&quot;&quot;&quot;,&quot;&quot;&quot;&amp;MID([.A9];2;1)&amp;&quot;&quot;&quot;,&quot;&quot;&quot;&amp;MID([.A9];3;1)&amp;&quot;&quot;&quot;,&quot;&quot;&quot;&amp;MID([.A9];4;1)&amp;&quot;&quot;&quot;,&quot;&quot;&quot;&amp;MID([.A9];5;1)&amp;&quot;&quot;&quot;,&quot;&quot;&quot;&amp;MID([.A9];6;1)&amp;&quot;&quot;&quot;,&quot;&quot;&quot;&amp;MID([.A9];7;1)&amp;&quot;&quot;&quot;,&quot;&quot;&quot;&amp;MID([.A9];8;1)&amp;&quot;&quot;&quot;,&quot;&quot;&quot;&amp;MID([.A9];9;1)&amp;&quot;&quot;&quot;,&quot;&quot;&quot;&amp;MID([.A9];10;1)&amp;&quot;&quot;&quot;],&quot;" office:value-type="string" office:string-value="[&quot;║&quot;,&quot;·&quot;,&quot;·&quot;,&quot;·&quot;,&quot;░&quot;,&quot;░&quot;,&quot;·&quot;,&quot;·&quot;,&quot;·&quot;,&quot;║&quot;]," calcext:value-type="string">
            <text:p>["║","·","·","·","░","░","·","·","·","║"],</text:p>
          </table:table-cell>
          <table:table-cell table:number-columns-repeated="2"/>
          <table:table-cell table:formula="of:=LEN([.A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╚═══╗░╔══╝</text:p>
          </table:table-cell>
          <table:table-cell table:formula="of:=&quot;[&quot;&quot;&quot;&amp;MID([.A10];1;1)&amp;&quot;&quot;&quot;,&quot;&quot;&quot;&amp;MID([.A10];2;1)&amp;&quot;&quot;&quot;,&quot;&quot;&quot;&amp;MID([.A10];3;1)&amp;&quot;&quot;&quot;,&quot;&quot;&quot;&amp;MID([.A10];4;1)&amp;&quot;&quot;&quot;,&quot;&quot;&quot;&amp;MID([.A10];5;1)&amp;&quot;&quot;&quot;,&quot;&quot;&quot;&amp;MID([.A10];6;1)&amp;&quot;&quot;&quot;,&quot;&quot;&quot;&amp;MID([.A10];7;1)&amp;&quot;&quot;&quot;,&quot;&quot;&quot;&amp;MID([.A10];8;1)&amp;&quot;&quot;&quot;,&quot;&quot;&quot;&amp;MID([.A10];9;1)&amp;&quot;&quot;&quot;,&quot;&quot;&quot;&amp;MID([.A10];10;1)&amp;&quot;&quot;&quot;]]&quot;" office:value-type="string" office:string-value="[&quot;╚&quot;,&quot;═&quot;,&quot;═&quot;,&quot;═&quot;,&quot;╗&quot;,&quot;░&quot;,&quot;╔&quot;,&quot;═&quot;,&quot;═&quot;,&quot;╝&quot;]]" calcext:value-type="string">
            <text:p>["╚","═","═","═","╗","░","╔","═","═","╝"]]</text:p>
          </table:table-cell>
          <table:table-cell table:number-columns-repeated="2"/>
          <table:table-cell table:formula="of:=LEN([.A10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7T21:00:07.884000000</meta:creation-date>
    <dc:date>2021-06-22T23:49:48.002000000</dc:date>
    <meta:editing-duration>P1DT22H23M3S</meta:editing-duration>
    <meta:editing-cycles>2</meta:editing-cycles>
    <meta:generator>LibreOffice/7.1.2.2$Windows_X86_64 LibreOffice_project/8a45595d069ef5570103caea1b71cc9d82b2aae4</meta:generator>
    <meta:document-statistic meta:table-count="1" meta:cell-count="30" meta:object-count="0"/>
  </office:meta>
</office:document-meta>
</file>